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7dd5"/>
    </style:style>
    <style:style style:name="P2" style:family="paragraph" style:parent-style-name="Standard">
      <style:text-properties officeooo:paragraph-rsid="000c1ead"/>
    </style:style>
    <style:style style:name="P3" style:family="paragraph" style:parent-style-name="Standard">
      <style:text-properties officeooo:rsid="000c1ead" officeooo:paragraph-rsid="000c1ead"/>
    </style:style>
    <style:style style:name="P4" style:family="paragraph" style:parent-style-name="Standard">
      <style:text-properties officeooo:paragraph-rsid="000c87b8"/>
    </style:style>
    <style:style style:name="P5" style:family="paragraph" style:parent-style-name="Standard">
      <style:text-properties officeooo:paragraph-rsid="000ccc96"/>
    </style:style>
    <style:style style:name="T1" style:family="text">
      <style:text-properties officeooo:rsid="000b7dd5"/>
    </style:style>
    <style:style style:name="T2" style:family="text">
      <style:text-properties fo:font-size="16pt" officeooo:rsid="000a48f5" style:font-size-asian="16pt" style:font-size-complex="16pt"/>
    </style:style>
    <style:style style:name="T3" style:family="text">
      <style:text-properties officeooo:rsid="000c0411"/>
    </style:style>
    <style:style style:name="T4" style:family="text">
      <style:text-properties officeooo:rsid="000c1ead"/>
    </style:style>
    <style:style style:name="T5" style:family="text">
      <style:text-properties officeooo:rsid="000c87b8"/>
    </style:style>
    <style:style style:name="T6" style:family="text">
      <style:text-properties officeooo:rsid="000ccc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tab/><text:tab/> <text:s text:c="16"/><text:span text:style-name="T2">RW JEWELLERY</text:span></text:p>
      <text:p text:style-name="Standard"><text:span text:style-name="T2"/></text:p>
      <text:p text:style-name="Standard"/>
      <text:p text:style-name="P1"><text:span text:style-name="T1">RW Jewellery is an intermediate Jewellery company, Company needs a new </text:span><text:span text:style-name="T4">web site</text:span><text:span text:style-name="T1"> to </text:span><text:span text:style-name="T4">improve</text:span><text:span text:style-name="T1"> their </text:span><text:span text:style-name="T4">business strategy.</text:span><text:span text:style-name="T1"> <text:s/>They want to track all of it’s current jewelries available at the showroom.</text:span></text:p>
      <text:p text:style-name="P5"><text:span text:style-name="T3">An any given time the chairman or the CEO of the shop must be able to add or remove any </text:span><text:span text:style-name="T1">jewelries </text:span><text:span text:style-name="T3">from the system. <text:s/></text:span></text:p>
      <text:p text:style-name="P5"/>
      <text:p text:style-name="P5"><text:span text:style-name="T4">Users must be able to buy, rent or repair </text:span><text:span text:style-name="T1">jewelries </text:span><text:span text:style-name="T5">through the website. </text:span><text:span text:style-name="T6">Users have the option that ether create an account or not to create an account. Company needs keep track of all the registered users details such as </text:span><text:span text:style-name="T1">jewelries </text:span><text:span text:style-name="T6">that they bought, any </text:span><text:span text:style-name="T1">jewelries </text:span><text:span text:style-name="T6">they borrow and any repairs they made throughout the web site.</text:span></text:p>
      <text:p text:style-name="P5"/>
      <text:p text:style-name="P5"/>
      <text:p text:style-name="P4"/>
      <text:p text:style-name="P4"/>
      <text:p text:style-name="P4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19:29:57.516780312</meta:creation-date>
    <dc:date>2020-07-14T20:17:13.015552573</dc:date>
    <meta:editing-duration>PT6M37S</meta:editing-duration>
    <meta:editing-cycles>3</meta:editing-cycles>
    <meta:generator>LibreOffice/6.4.4.2$Linux_X86_64 LibreOffice_project/3d775be2011f3886db32dfd395a6a6d1ca2630ff</meta:generator>
    <meta:document-statistic meta:table-count="0" meta:image-count="0" meta:object-count="0" meta:page-count="1" meta:paragraph-count="4" meta:word-count="114" meta:character-count="666" meta:non-whitespace-character-count="533"/>
  </office:meta>
</office:document-meta>
</file>